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d30" officeooo:paragraph-rsid="00035d30"/>
    </style:style>
    <style:style style:name="P2" style:family="paragraph" style:parent-style-name="Standard">
      <style:text-properties officeooo:rsid="00066a83" officeooo:paragraph-rsid="00066a83"/>
    </style:style>
    <style:style style:name="P3" style:family="paragraph" style:parent-style-name="Standard">
      <style:text-properties fo:color="#000000" loext:opacity="100%" fo:font-weight="normal" officeooo:rsid="00066a83" officeooo:paragraph-rsid="00066a83" style:font-weight-asian="normal" style:font-weight-complex="normal"/>
    </style:style>
    <style:style style:name="P4" style:family="paragraph" style:parent-style-name="Standard">
      <style:text-properties fo:color="#55215b" loext:opacity="100%" style:text-line-through-style="none" style:text-line-through-type="none" fo:font-weight="normal" officeooo:rsid="00066a83" officeooo:paragraph-rsid="00066a83" style:font-weight-asian="normal" style:font-weight-complex="normal"/>
    </style:style>
    <style:style style:name="P5" style:family="paragraph" style:parent-style-name="Standard">
      <style:text-properties fo:color="#55215b" loext:opacity="100%" style:text-line-through-style="none" style:text-line-through-type="none" fo:font-weight="normal" officeooo:rsid="000761a8" officeooo:paragraph-rsid="000761a8" style:font-weight-asian="normal" style:font-weight-complex="normal"/>
    </style:style>
    <style:style style:name="P6" style:family="paragraph" style:parent-style-name="Standard">
      <style:text-properties fo:color="#c9211e" loext:opacity="100%" fo:font-weight="bold" officeooo:rsid="00066a83" officeooo:paragraph-rsid="00066a83" style:font-weight-asian="bold" style:font-weight-complex="bold"/>
    </style:style>
    <style:style style:name="P7" style:family="paragraph" style:parent-style-name="Standard">
      <style:text-properties fo:color="#c9211e" loext:opacity="100%" style:text-line-through-style="solid" style:text-line-through-type="single" fo:font-weight="normal" officeooo:rsid="00066a83" officeooo:paragraph-rsid="00066a83" style:font-weight-asian="normal" style:font-weight-complex="normal"/>
    </style:style>
    <style:style style:name="P8" style:family="paragraph" style:parent-style-name="Standard">
      <style:text-properties fo:color="#55215b" loext:opacity="100%" style:text-line-through-style="none" style:text-line-through-type="none" fo:font-weight="normal" officeooo:rsid="000761a8" officeooo:paragraph-rsid="000761a8" style:font-weight-asian="normal" style:font-weight-complex="normal"/>
    </style:style>
    <style:style style:name="P9" style:family="paragraph" style:parent-style-name="Standard">
      <style:text-properties fo:color="#55215b" loext:opacity="100%" style:text-line-through-style="none" style:text-line-through-type="none" fo:font-weight="normal" officeooo:rsid="000b05c5" officeooo:paragraph-rsid="000b05c5" style:font-weight-asian="normal" style:font-weight-complex="normal"/>
    </style:style>
    <style:style style:name="P10" style:family="paragraph" style:parent-style-name="Standard">
      <style:text-properties fo:color="#55215b" loext:opacity="100%" style:text-line-through-style="none" style:text-line-through-type="none" fo:font-weight="normal" officeooo:rsid="00066a83" officeooo:paragraph-rsid="00066a83" style:font-weight-asian="normal" style:font-weight-complex="normal"/>
    </style:style>
    <style:style style:name="T1" style:family="text">
      <style:text-properties fo:color="#81d41a" loext:opacity="100%"/>
    </style:style>
    <style:style style:name="T2" style:family="text">
      <style:text-properties fo:color="#81d41a" loext:opacity="100%" fo:font-weight="bold" style:font-weight-asian="bold" style:font-weight-complex="bold"/>
    </style:style>
    <style:style style:name="T3" style:family="text">
      <style:text-properties fo:color="#81d41a" loext:opacity="100%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81d41a" loext:opacity="100%"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officeooo:rsid="000aa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78.3.662.49297.0 Kryptographie verständlich Christoph Paar, Jan Pelzl</text:p>
      <text:p text:style-name="P1"/>
      <text:p text:style-name="P1">x^11 + x^4 +x^3 + 1 ; x^8 + x^4 + x^3 + <text:span text:style-name="T3">x + 1</text:span><text:span text:style-name="T1"> </text:span>= x^3</text:p>
      <text:p text:style-name="P1">x^11 + x^7 + x^6 + x^4 +x^3</text:p>
      <text:p text:style-name="P1">=&gt; x^7 +x^6 + 1 </text:p>
      <text:p text:style-name="P2">LFSR xor zwischen (x^4 &amp; x^3) und (x^3 &amp; x^2) und<text:span text:style-name="T6"> </text:span><text:span text:style-name="T3">(x^1 &amp; x^0)</text:span></text:p>
      <text:p text:style-name="P6"/>
      <text:p text:style-name="P3">erweiterter euklidischer Algorithmus (Fermat Abkürzung)</text:p>
      <text:p text:style-name="P3"/>
      <text:p text:style-name="P7">Milli-Moore Zufallszahlengenerator (Aufgabe 7.3b)</text:p>
      <text:p text:style-name="P4"/>
      <text:p text:style-name="P4"/>
      <text:p text:style-name="P4"/>
      <text:p text:style-name="P5">7.3 b2</text:p>
      <text:p text:style-name="P5">- Forward Secrecy: Gewissheit, dass nachfolgende Werte nicht aus früheren Ausgangswerten ermittelt werden können</text:p>
      <text:p text:style-name="P5">- Backward Secrecy: Frühere Ausgabewerte, nicht aus aktuellen oder zukünftigen Ausgabewerten ermittelt werden können</text:p>
      <text:p text:style-name="P5">- erweiterte Backward Secrecy gewährleistet, dass frühere Werte nicht aus dem aktuellen internen Zustand oder aus dem aktuellen oder zukünftigen Ausgabewerten ermittelt werden können</text:p>
      <text:p text:style-name="P5"/>
      <text:p text:style-name="P5">Dieser Zufallszahlengenerator gehört zu keiner der Klassen, da er die niedrigste Stufe (Forward Secrecy) nicht erfüllt. Es können alle zukünftigen Werte nach drei Ausgaben ermittelt werden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14:45:19.172000000</meta:creation-date>
    <dc:date>2023-07-05T15:16:43.688000000</dc:date>
    <meta:editing-duration>PT29M46S</meta:editing-duration>
    <meta:editing-cycles>8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2" meta:word-count="141" meta:character-count="934" meta:non-whitespace-character-count="804"/>
  </office:meta>
</office:document-meta>
</file>